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_20_1">
      <style:text-properties fo:language="ru" fo:country="RU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т</text:span>ут будет титульный лист<text:span text:style-name="T1">&gt;</text:span></text:p>
      <text:p text:style-name="P3"><text:span text:style-name="T1">&lt;</text:span><text:span text:style-name="T2">т</text:span>ут будет техническое задание<text:span text:style-name="T1">&gt;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9">Аннотация<text:tab/>4</text:p>
          <text:p text:style-name="P10"><text:s/>Русский<text:tab/>4</text:p>
          <text:p text:style-name="P10"><text:s/>Английский<text:tab/>4</text:p>
          <text:p text:style-name="P9">Постановка задачи<text:tab/>5</text:p>
          <text:p text:style-name="P9">Обзор литературы по теме<text:tab/>7</text:p>
          <text:p text:style-name="P9">Обоснование выбора методик и аппарата исследования<text:tab/>8</text:p>
          <text:p text:style-name="P9">Основная часть<text:tab/>9</text:p>
          <text:p text:style-name="P9">Результаты<text:tab/>10</text:p>
          <text:p text:style-name="P9">Заключение<text:tab/>11</text:p>
          <text:p text:style-name="P10"><text:s/>Степень проработки<text:tab/>11</text:p>
          <text:p text:style-name="P10"><text:s/>Перспективы<text:tab/>11</text:p>
          <text:p text:style-name="P9">Список литературы<text:tab/>12</text:p>
        </text:index-body>
      </text:table-of-content>
      <text:h text:style-name="P5" text:outline-level="1"/>
      <text:h text:style-name="P6" text:outline-level="1"><text:span text:style-name="T2">А</text:span>ннотация</text:h>
      <text:h text:style-name="Heading_20_2" text:outline-level="2"><text:tab/>Русский</text:h>
      <text:h text:style-name="Heading_20_2" text:outline-level="2"><text:tab/>Английский</text:h>
      <text:h text:style-name="Heading_20_1" text:outline-level="1"/>
      <text:h text:style-name="P6" text:outline-level="1">Постановка задачи</text:h>
      <text:p text:style-name="Text_20_body">Фраза «Кто владеет информацией — тот владеет миром» не потеряла своей актуальности и 2 века спустя после своего появления. Сегодня как никогда очевидна ценность информации, и роль ее будет все более увеличиваться по мере развития человеческого общества. Следует также вспомнить поговорку «предупрежден — значит вооружен». В современном стремительно изменяющемся мире наличие либо отсутствие информации в нужное время могут служить как мощным и эффективным оружием, так и непробиваемой защитой. Не вызывает сомнений, что построение успешных процесса, организации, государства наконец, требует огромного количества достоверных, точных и своевременных данных из множества источников. В этой связи ключевую роль играют хранилища информации — библиотеки. Они содержат все, что человечество создало за века своего существования и посчитало полезным для будущих поколений.</text:p>
      <text:p text:style-name="Text_20_body">Библиотеки прошли огромный путь от стопки глиняных табличек за тысячи лет до нашей эры до современных цифровых сред. Цифровой способ хранения информации обеспечивает ряд преимуществ по сравнению с аналоговым, таких как: компактность, удобство и скорость поиска, относительная дешевизна обслуживания, легкость копирования. Развитие электронных коммуникаций также добавило возможность одновременного доступа к одному материалу из множества точек на планете.</text:p>
      <text:p text:style-name="Text_20_body">Тем не менее, современные электронные библиотеки не лишены и недостатков.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. При этом хранящиеся в них данные подчас уникальны. Это заставляет искать способы скопировать <text:s/>информацию либо обеспечить так называемые «шлюзы» - каналы для доступа из других систем.</text:p>
      <text:p text:style-name="P4"><text:soft-page-break/>Целью данной работы является обзор существующих на сегодняшний день стандартов в области хранения (структур данных) и передачи (протоколов) библиотечной информации, сравнение их по эффективности, простоте реализации, распространенности. Также ставится задача предложить способы организации взаимодействия между библиотечными системами, оптимизации существующих протоколов и интерфейсов.</text:p>
      <text:h text:style-name="P6" text:outline-level="1">Обзор литературы по теме</text:h>
      <text:h text:style-name="Heading_20_1" text:outline-level="1"/>
      <text:h text:style-name="P6" text:outline-level="1">Обоснование выбора методик и аппарата исследования</text:h>
      <text:h text:style-name="Heading_20_1" text:outline-level="1"/>
      <text:h text:style-name="P6" text:outline-level="1">Основная часть</text:h>
      <text:h text:style-name="P7" text:outline-level="2"/>
      <text:h text:style-name="P6" text:outline-level="1"><text:span text:style-name="T2">Р</text:span>езультаты</text:h>
      <text:h text:style-name="Heading_20_1" text:outline-level="1"/>
      <text:h text:style-name="P6" text:outline-level="1">Заключение</text:h>
      <text:h text:style-name="Heading_20_2" text:outline-level="2"><text:tab/>Степень проработки</text:h>
      <text:h text:style-name="Heading_20_2" text:outline-level="2"><text:tab/>Перспективы</text:h>
      <text:h text:style-name="Heading_20_1" text:outline-level="1"/>
      <text:h text:style-name="P6" text:outline-level="1">Список литератур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2.499cm" style:auto-text-indent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12</text:page-number> <text:span text:style-name="MT1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15:12:27.37</meta:creation-date>
    <dc:date>2009-06-04T17:17:54.87</dc:date>
    <meta:editing-duration>PT00H50M55S</meta:editing-duration>
    <meta:editing-cycles>28</meta:editing-cycles>
    <meta:generator>OpenOffice.org/3.0$Win32 OpenOffice.org_project/300m9$Build-9358</meta:generator>
    <meta:document-statistic meta:table-count="0" meta:image-count="0" meta:object-count="0" meta:page-count="12" meta:paragraph-count="32" meta:word-count="347" meta:character-count="2644"/>
    <meta:user-defined meta:name="Поле 1"/>
    <meta:user-defined meta:name="Поле 2"/>
    <meta:user-defined meta:name="Поле 3"/>
    <meta:user-defined meta:name="Поле 4"/>
  </office:meta>
</office:document-meta>
</file>